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automatic-styles>
    <style:style style:name="P1" style:family="paragraph" style:parent-style-name="Standard">
      <style:text-properties style:font-name="Open Sans" style:font-name-asian="Open Sans1" style:font-name-complex="Open Sans1"/>
    </style:style>
    <style:style style:name="P2" style:family="paragraph" style:parent-style-name="Standard">
      <style:text-properties style:font-name="Open Sans" fo:font-weight="bold" style:font-name-asian="Open Sans1" style:font-weight-asian="bold" style:font-name-complex="Open Sans1"/>
    </style:style>
    <style:style style:name="P3" style:family="paragraph" style:parent-style-name="Standard" style:list-style-name="WWNum1">
      <style:paragraph-properties fo:margin-left="0.2953in" fo:margin-right="0in" fo:text-indent="-0.25in" style:auto-text-indent="false"/>
    </style:style>
    <style:style style:name="P4" style:family="paragraph" style:parent-style-name="Standard" style:list-style-name="WWNum1">
      <style:paragraph-properties fo:margin-left="0.7866in" fo:margin-right="0in" fo:text-indent="-0.25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style:font-name="Open Sans" style:font-name-asian="Open Sans1" style:font-name-complex="Open Sans1"/>
    </style:style>
    <style:style style:name="P7" style:family="paragraph" style:parent-style-name="Standard">
      <style:paragraph-properties fo:margin-left="0in" fo:margin-right="0in" fo:text-indent="0in" style:auto-text-indent="false"/>
      <style:text-properties style:font-name="Open Sans" fo:font-weight="bold" style:font-name-asian="Open Sans1" style:font-weight-asian="bold" style:font-name-complex="Open Sans1"/>
    </style:style>
    <style:style style:name="P8" style:family="paragraph" style:parent-style-name="Heading_20_4" style:master-page-name="Standard">
      <style:paragraph-properties style:page-number="1"/>
    </style:style>
    <style:style style:name="T1" style:family="text">
      <style:text-properties style:font-name="Open Sans" style:font-name-asian="Open Sans1" style:font-name-complex="Open Sans1"/>
    </style:style>
    <style:style style:name="T2" style:family="text">
      <style:text-properties style:font-name="Open Sans" fo:font-weight="bold" style:font-name-asian="Open Sans1" style:font-weight-asian="bold" style:font-name-complex="Open Sans1"/>
    </style:style>
    <style:style style:name="T3" style:family="text">
      <style:text-properties style:font-name="Open Sans" style:text-underline-style="none" fo:font-weight="bold" style:font-name-asian="Open Sans1" style:font-weight-asian="bold" style:font-name-complex="Open Sans1"/>
    </style:style>
    <style:style style:name="T4" style:family="text">
      <style:text-properties style:font-name="Open Sans" fo:font-size="12pt" fo:font-weight="bold" style:font-name-asian="Open Sans1" style:font-size-asian="12pt" style:font-weight-asian="bold" style:font-name-complex="Open Sans1" style:font-size-complex="12pt"/>
    </style:style>
    <style:style style:name="T5" style:family="text">
      <style:text-properties style:font-name="Open Sans" fo:font-size="12pt" style:text-underline-style="none" fo:font-weight="bold" style:font-name-asian="Open Sans1" style:font-size-asian="12pt" style:font-weight-asian="bold" style:font-name-complex="Open San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vg1yvx13sxox"/>Análisis del artículo Healthcare scheduling in optimization context: a review</text:p>
      <text:p text:style-name="P1"/>
      <text:p text:style-name="Standard"><text:span text:style-name="T1">El artículo presenta tres problemas comunes en el ámbito sanitario y analiza los principales enfoques que se han publicado para solucionarlos.</text:span></text:p>
      <text:p text:style-name="P1"/>
      <text:list xml:id="list892763474" text:style-name="WWNum1">
        <text:list-item>
          <text:p text:style-name="P3"><text:span text:style-name="T2">Problema de Programación de Admisión de Pacientes </text:span></text:p>
          <text:list>
            <text:list-item>
              <text:p text:style-name="P4"><text:span text:style-name="T2">PASP:</text:span></text:p>
            </text:list-item>
          </text:list>
        </text:list-item>
      </text:list>
      <text:p text:style-name="P1"/>
      <text:p text:style-name="Standard"><text:span text:style-name="T1">Para optimizar la asignación de pacientes a habitaciones en un hospital durante un periodo determinado, trata de maximizar la eficiencia de la gestión, garantizando la comodidad y seguridad del paciente. </text:span></text:p>
      <text:p text:style-name="Standard"><text:span text:style-name="T1">Se consideran dos tipos de restricciones; duras (obligatorias) y blandas (deseables).</text:span></text:p>
      <text:p text:style-name="Standard"><text:span text:style-name="T1">PASP busca minimizar el incumplimiento de las restricciones blandas, siempre respetando las duras y teniendo en cuenta las preferencias de los pacientes para encontrar soluciones factibles.</text:span></text:p>
      <text:p text:style-name="P1"/>
      <text:list xml:id="list114119001081725" text:continue-numbering="true" text:style-name="WWNum1">
        <text:list-item>
          <text:list>
            <text:list-item>
              <text:p text:style-name="P4"><text:span text:style-name="T2">Problema de Admisión de Pacientes con Incertidumbre (PASU):</text:span></text:p>
            </text:list-item>
          </text:list>
        </text:list-item>
      </text:list>
      <text:p text:style-name="P1"/>
      <text:p text:style-name="Standard"><text:span text:style-name="T1">A diferencia de PASP, PASU tiene en cuenta que la duración de las estancias y la llegada de pacientes de emergencia puede ser impredecible.</text:span></text:p>
      <text:p text:style-name="Standard"><text:span text:style-name="T1">Se monitoriza la situación de forma constante para detectar si hay algún problema, como la llegada de un paciente de emergencia o la necesidad de extender la estancia de un paciente.</text:span></text:p>
      <text:p text:style-name="Standard"><text:span text:style-name="T1">Si se detecta un problema, el sistema busca una solución, como reubicar a un paciente o retrasar la admisión de otro.</text:span></text:p>
      <text:p text:style-name="Standard"><text:span text:style-name="T1">PASU se puede modelar como una matriz de tres dimensiones (pacientes, habitaciones y días) y resolverse mediante Programación Lineal Entera (ILP)</text:span></text:p>
      <text:p text:style-name="P1"/>
      <text:p text:style-name="P1"/>
      <text:list xml:id="list114118783054520" text:continue-numbering="true" text:style-name="WWNum1">
        <text:list-item>
          <text:list>
            <text:list-item>
              <text:p text:style-name="P4"><text:span text:style-name="T2">Admisión de pacientes, con Incertidumbre y planificación de quirófanos:</text:span></text:p>
            </text:list-item>
          </text:list>
        </text:list-item>
      </text:list>
      <text:p text:style-name="P1"/>
      <text:p text:style-name="Standard"><text:span text:style-name="T1">Para resolverlo combina PASU y la programación de quirófanos en dos fases del proceso.</text:span></text:p>
      <text:p text:style-name="Standard"><text:span text:style-name="T1">Para planificar quirófanos se tienen en cuenta las especialidades que necesita el paciente y la relación entre las especialidades y las habitaciones.</text:span></text:p>
      <text:p text:style-name="Standard"><text:span text:style-name="T1">Mejora las versiones anteriores por su mayor complejidad y realismo al integrar la programación de quirófanos.</text:span></text:p>
      <text:p text:style-name="P1"/>
      <text:p text:style-name="Standard"><text:soft-page-break/><text:span text:style-name="T2">Optimización:</text:span></text:p>
      <text:p text:style-name="P5"><text:span text:style-name="T1">Para este problema se han analizado un gran número de optimizaciones, entre ellas, han obtenido mejores resultados generales las de recocido simulado con búsqueda local, el algoritmo de diluvio no lineal adaptativo y los métodos exactos que utilizan la nueva formulación matemática.</text:span></text:p>
      <text:p text:style-name="P1"/>
      <text:list xml:id="list114119420479973" text:continue-numbering="true" text:style-name="WWNum1">
        <text:list-item>
          <text:p text:style-name="P3"><text:span text:style-name="T4">Problema de Rotación de Enfermeras (NRP):</text:span></text:p>
        </text:list-item>
      </text:list>
      <text:p text:style-name="Standard"><text:span text:style-name="T1">Se trata de asignar enfermeras con habilidades específicas a turnos teniendo en cuenta diversas limitaciones (ej. horas máximas por turno, días libres consecutivos).</text:span></text:p>
      <text:p text:style-name="Standard"><text:span text:style-name="T1">El objetivo es minimizar las penalizaciones por incumplimiento de restricciones blandas.</text:span></text:p>
      <text:p text:style-name="P1"/>
      <text:p text:style-name="P5"><text:span text:style-name="T2">Optimización:</text:span></text:p>
      <text:p text:style-name="P5"><text:span text:style-name="T1">Se han analizado métodos de optimización con programación lineal entera y metaheurísticas, pero ha sido al combinar metaheurísticas y búsqueda local donde se han obtenido resultados prometedores.</text:span></text:p>
      <text:p text:style-name="P6"/>
      <text:list xml:id="list114120688563009" text:continue-numbering="true" text:style-name="WWNum1">
        <text:list-item>
          <text:p text:style-name="P3"><text:span text:style-name="T2">Programación eficiente de quirófanos:</text:span></text:p>
        </text:list-item>
      </text:list>
      <text:p text:style-name="Standard"><text:span text:style-name="T1">Las soluciones estudiadas se <text:s/>basan en heurísticas y metaheurísticas que buscan soluciones aproximadas. Los datos utilizados son simulados, ya que los datos reales de los hospitales son escasos por motivos de privacidad.</text:span></text:p>
      <text:p text:style-name="Standard"><text:span text:style-name="T1">Existen dos tipos principales de programación de quirófanos: la avanzada, que asigna fechas de cirugía a pacientes electivos, y la de asignación, que determina la hora de inicio y los recursos necesarios para cada cirugía en un día específico.</text:span></text:p>
      <text:p text:style-name="P2"/>
      <text:p text:style-name="Standard"><text:span text:style-name="T2">Optimización:</text:span></text:p>
      <text:p text:style-name="Standard"><text:span text:style-name="T1">Programación abierta con heurísticas:</text:span></text:p>
      <text:p text:style-name="Standard"><text:span text:style-name="T1">Maximiza el uso de las salas, minimiza el tiempo extra y reduce el tiempo de inactividad.</text:span></text:p>
      <text:p text:style-name="Standard"><text:span text:style-name="T1">Utiliza un proceso de solución en dos fases con programación lineal entera de partición de conjuntos y un algoritmo genético híbrido con búsqueda tabú.</text:span></text:p>
      <text:p text:style-name="Standard"><text:span text:style-name="T1">Programación estocástica de dos etapas:</text:span></text:p>
      <text:p text:style-name="Standard"><text:span text:style-name="T1">Permite operaciones simultáneas en diferentes salas con cirujanos disponibles.</text:span></text:p>
      <text:p text:style-name="Standard"><text:span text:style-name="T1">Optimiza el uso compartido de recursos entre cirujanos, lo que mejora la eficiencia.</text:span></text:p>
      <text:p text:style-name="Standard"><text:span text:style-name="T1">Otros métodos con resultados prometedores:</text:span></text:p>
      <text:p text:style-name="Standard"><text:span text:style-name="T1">Metaheurísticas: algoritmos genéticos, recocido simulado, etc.</text:span></text:p>
      <text:p text:style-name="Standard"><text:span text:style-name="T1">Modelos de programación lineal entera.</text:span></text:p>
      <text:p text:style-name="Standard"><text:span text:style-name="T1">Enfoques híbridos que combinan diferentes técnicas.</text:span></text:p>
      <text:p text:style-name="P1"/>
      <text:p text:style-name="P7"><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Open Sans" fo:font-family="'Open Sans'" style:font-family-generic="roman" style:font-pitch="variable" fo:font-size="12pt" style:text-underline-style="none" fo:font-weight="bold"/>
    </style:style>
    <style:style style:name="ListLabel_20_2" style:display-name="ListLabel 2" style:family="text">
      <style:text-properties style:font-name="Open Sans" fo:font-family="'Open Sans'" style:font-family-generic="roman" style:font-pitch="variable"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0.2953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7" meta:word-count="558" meta:character-count="3803" meta:non-whitespace-character-count="3285"/>
    <meta:generator>LibreOfficeDev/6.0.5.2$Linux_X86_64 LibreOffice_project/</meta:generator>
  </office:meta>
</office:document-meta>
</file>